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6.235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0.272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6.616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visibility="collapse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d</text:p>
          </table:table-cell>
          <table:table-cell office:value-type="string" calcext:value-type="string">
            <text:p>Rec</text:p>
          </table:table-cell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pec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COMS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otal $</text:p>
          </table:table-cell>
          <table:table-cell/>
          <table:table-cell office:value-type="string" calcext:value-type="string">
            <text:p>Ord</text:p>
          </table:table-cell>
          <table:table-cell office:value-type="string" calcext:value-type="string">
            <text:p>Rec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atashee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Total $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H5]*[.I5]" office:value-type="float" office:value="22.68" calcext:value-type="float">
            <text:p>22.6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C1,C2,C3,C4,C5,C6,C7,C8,C9,C10,C11,C12,C13,C14,C16</text:p>
          </table:table-cell>
          <table:table-cell office:value-type="string" calcext:value-type="string">
            <text:p><text:a xlink:href="https://www.digikey.com.au/en/products/detail/yageo/CC0805KRX7R9BB104/302874" xlink:type="simple">0.1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2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table:formula="of:=[.S5]*[.R5]" office:value-type="float" office:value="2.4" calcext:value-type="float">
            <text:p>2.4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table:style-name="ce6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H6]*[.I6]" office:value-type="float" office:value="8.59" calcext:value-type="float">
            <text:p>8.5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C15</text:p>
          </table:table-cell>
          <table:table-cell office:value-type="string" calcext:value-type="string">
            <text:p><text:a xlink:href="https://www.digikey.com.au/en/products/detail/samsung-electro-mechanics/CL21A475KAQNNNE/3886902" xlink:type="simple">4.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S6]*[.R6]"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H7]*[.I7]" office:value-type="float" office:value="7.1" calcext:value-type="float">
            <text:p>7.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C17</text:p>
          </table:table-cell>
          <table:table-cell office:value-type="string" calcext:value-type="string">
            <text:p><text:a xlink:href="https://www.digikey.com.au/en/products/detail/murata-electronics/GRM21BR71H474KA88L/702592" xlink:type="simple">0.4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4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S7]*[.R7]" office:value-type="float" office:value="0.36" calcext:value-type="float">
            <text:p>0.36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table:style-name="ce6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H8]*[.I8]" office:value-type="float" office:value="1.4" calcext:value-type="float">
            <text:p>1.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C18,C19</text:p>
          </table:table-cell>
          <table:table-cell office:value-type="string" calcext:value-type="string">
            <text:p><text:a xlink:href="https://www.digikey.com.au/en/products/detail/samsung-electro-mechanics/CL21C100CBANNNC/3888219" xlink:type="simple">10p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5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formula="of:=[.S8]*[.R8]" office:value-type="float" office:value="0.32" calcext:value-type="float">
            <text:p>0.32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table:style-name="ce6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H9]*[.I9]" office:value-type="float" office:value="1.14" calcext:value-type="float">
            <text:p>1.1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R1</text:p>
          </table:table-cell>
          <table:table-cell office:value-type="string" calcext:value-type="string">
            <text:p><text:a xlink:href="https://www.digikey.com.au/en/products/detail/yageo/RC0805FR-0710KL/727535" xlink:type="simple">1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S9]*[.R9]"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table:style-name="ce6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H10]*[.I10]" office:value-type="float" office:value="1.02" calcext:value-type="float">
            <text:p>1.0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R2,R3,R4,R5,R6,R7,R8,R9,R10</text:p>
          </table:table-cell>
          <table:table-cell office:value-type="string" calcext:value-type="string">
            <text:p><text:a xlink:href="https://www.digikey.com.au/en/products/detail/yageo/RC0805FR-0760R4L/728073" xlink:type="simple">60Ω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3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table:formula="of:=[.S10]*[.R10]" office:value-type="float" office:value="1.44" calcext:value-type="float">
            <text:p>1.4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1]*[.I11]"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R11,R12,R13</text:p>
          </table:table-cell>
          <table:table-cell office:value-type="string" calcext:value-type="string">
            <text:p><text:a xlink:href="https://www.digikey.com.au/en/products/detail/vishay-beyschlag-draloric-bc-components/MCU08050D5002BP100/8125783" xlink:type="simple">5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4</text:p>
          </table:table-cell>
          <table:table-cell office:value-type="float" office:value="3" calcext:value-type="float">
            <text:p>3</text:p>
          </table:table-cell>
          <table:table-cell office:value-type="float" office:value="1.33" calcext:value-type="float">
            <text:p>1.33</text:p>
          </table:table-cell>
          <table:table-cell table:formula="of:=[.S11]*[.R11]" office:value-type="float" office:value="3.99" calcext:value-type="float">
            <text:p>3.99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table:style-name="ce6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H12]*[.I12]" office:value-type="float" office:value="1.04" calcext:value-type="float">
            <text:p>1.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R14</text:p>
          </table:table-cell>
          <table:table-cell office:value-type="string" calcext:value-type="string">
            <text:p><text:a xlink:href="https://www.digikey.com.au/en/products/detail/yageo/RC0805FR-0730RL/727842" xlink:type="simple">30R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S12]*[.R12]" office:value-type="float" office:value="0.28" calcext:value-type="float">
            <text:p>0.2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molex/2067640100/9520958" xlink:type="simple">Antenna</text:a></text:p>
          </table:table-cell>
          <table:table-cell table:style-name="ce2" office:value-type="float" office:value="2067640100" calcext:value-type="float">
            <text:p>2067640100</text:p>
          </table:table-cell>
          <table:table-cell table:number-columns-repeated="2"/>
          <table:table-cell table:style-name="ce6"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table:formula="of:=[.H13]*[.I13]" office:value-type="float" office:value="6.85" calcext:value-type="float">
            <text:p>6.85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0734120114/WM3894CT-ND/2421931?curr=usd&amp;utm_campaign=buynow&amp;utm_medium=aggregator&amp;utm_source=octopart" xlink:type="simple">u.FL connector</text:a></text:p>
          </table:table-cell>
          <table:table-cell office:value-type="string" calcext:value-type="string">
            <text:p>U.FL-R-SMT-1(10)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H14]*[.I14]" office:value-type="float" office:value="1.51" calcext:value-type="float">
            <text:p>1.51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LFXTAL026380/1923-LFXTAL026380CT-ND/8634020?curr=usd&amp;utm_campaign=buynow&amp;utm_medium=aggregator&amp;utm_source=octopart" xlink:type="simple">Oscillator</text:a></text:p>
          </table:table-cell>
          <table:table-cell office:value-type="string" calcext:value-type="string">
            <text:p>LFXTAL026380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H15]*[.I15]" office:value-type="float" office:value="1.51" calcext:value-type="float">
            <text:p>1.51</text:p>
          </table:table-cell>
          <table:table-cell table:number-columns-repeated="9"/>
          <table:table-cell table:formula="of:=SUM([.T5:.T12])" office:value-type="float" office:value="9.11" calcext:value-type="float">
            <text:p>9.11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[.H16]*[.I16]" office:value-type="float" office:value="1.3" calcext:value-type="float">
            <text:p>1.3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H17]*[.I1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H18]*[.I1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H19]*[.I1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9"/>
          <table:table-cell table:formula="of:=SUM([.J5:.J13])" office:value-type="float" office:value="52.82" calcext:value-type="float">
            <text:p>52.82</text:p>
          </table:table-cell>
          <table:table-cell table:number-columns-repeated="11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20"/>
          <table:table-cell office:value-type="string" calcext:value-type="string">
            <text:p>0.1uF</text:p>
          </table:table-cell>
        </table:table-row>
      </table:table>
      <table:table table:name="POWER-BUDG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7-05T14:05:08.728761216</dc:date>
    <meta:editing-duration>PT4H4M11S</meta:editing-duration>
    <meta:editing-cycles>21</meta:editing-cycles>
    <meta:document-statistic meta:table-count="2" meta:cell-count="180" meta:object-count="0"/>
  </office:meta>
</office:document-meta>
</file>